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officeooo:rsid="0014bdee" officeooo:paragraph-rsid="0014bde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995b9" officeooo:paragraph-rsid="001995b9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a8bc5" officeooo:paragraph-rsid="001a8bc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4bdee" officeooo:paragraph-rsid="0014bdee" style:font-size-asian="10pt" style:font-weight-asian="normal" style:font-size-complex="10pt" style:font-weight-complex="normal"/>
    </style:style>
    <style:style style:name="T1" style:family="text">
      <style:text-properties officeooo:rsid="0015ba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1ad2"/>
    </style:style>
    <style:style style:name="T4" style:family="text">
      <style:text-properties officeooo:rsid="00176ecf"/>
    </style:style>
    <style:style style:name="T5" style:family="text">
      <style:text-properties officeooo:rsid="0018077a"/>
    </style:style>
    <style:style style:name="T6" style:family="text">
      <style:text-properties officeooo:rsid="001995b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1a8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Ler e revisar o artigo do BM3D.<text:line-break/>Resumo deve ter de uma a duas páginas com fonte 10, espaçamento simples e margens de A4 normais do Word/Libreoffice Write.</text:span><text:line-break/>Deve explicar a revisão dos trabalhos relacionados, a metodologia empregada, os experimentos executados e a análise dos resultados e conclusões.</text:p>
      <text:p text:style-name="Standard"><text:a xlink:type="simple" xlink:href="https://drive.google.com/file/d/1--Zemp8hvcqB2yUrQ4OGC63APnx-0LNW/view?usp=classroom_web&amp;authuser=0" office:target-frame-name="_blank" xlink:show="new" text:style-name="Internet_20_link" text:visited-style-name="Visited_20_Internet_20_Link"/></text:p>
      <text:p text:style-name="P1"><text:span text:style-name="T2"/></text:p>
      <text:p text:style-name="P1"><text:span text:style-name="T2"/></text:p>
      <text:p text:style-name="P1"><text:span text:style-name="T2">Introdução: </text:span>Segmentação interativa de imagem requer localização de objetos, delienamento, verificação e melhoramentos. A localização de objetos pode envolver indicacadores internos e externos <text:span text:style-name="T1">em </text:span>formato de pontos. <text:span text:style-name="T1">O reconhecimento de objetos é feito pelo contraste entre sua intensidade e o pano de fundo, facilitando sua separação. Uma identificação e separação de um segmento é raramente feito através de uma interação única, geralmente o usuário verifica o resultado e promove alguma ação para corrigir alguns erros. Com os métodos citatos anteriormente o usuário após várias interações poderá melhorar o resultado. </text:span><text:span text:style-name="T3">Um método ideal de segmentação interativa de imagem pode ser juntando habilidades humanas e processos de máquina <text:s/>para minimizar o esforço do usário durante todo o processo. Para isso o usuário poderá somente corrigir errors. </text:span><text:span text:style-name="T4">Este resumo tem como intuito apresentar a ferramenta Grabber que auxilia o usuário na segmentação interativa de imagens. </text:span><text:span text:style-name="T5">O Grabber foi inspirado no controle do usário que marcando uma sequencia de pontos ao longo do seguimento do objeto, que por sua vez delimitará todo o objeto usando estas marcas. O usuário poderá adicionar, remover ou mover estes pontos para marcar uma região desejada. Buscando demonstrar o impact gerado pelo Grabber para melhorar a segmentação interativa de imagem, duas recentes abordagens foram usadas: primerio a a classsificação de pixels baseada em redes neurais, fBRS; segundo </text:span><text:span text:style-name="T6">usando o método baseado em regiões, nomeado Dynamic Trees. Desta forma o Grabber tende a ser um agregador desses métodos, não um substituto. Tornando a seleção destes segmentoa ainda mais eficiente, esta é a principal contribuição desta obra.</text:span></text:p>
      <text:p text:style-name="P1"/>
      <text:p text:style-name="P2">Trabalhos relacionados: </text:p>
      <text:p text:style-name="P2"/>
      <text:p text:style-name="P3">Me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5:15:35.944472197</meta:creation-date>
    <dc:date>2024-05-12T09:50:59.529469158</dc:date>
    <meta:editing-duration>PT21M49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4" meta:word-count="307" meta:character-count="2021" meta:non-whitespace-character-count="1716"/>
  </office:meta>
</office:document-meta>
</file>